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0583in"/>
    </style:style>
    <style:style style:name="co3" style:family="table-column">
      <style:table-column-properties fo:break-before="auto" style:column-width="7.009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2">
          <table:table-cell office:value-type="string">
            <text:p>groupNo</text:p>
          </table:table-cell>
          <table:table-cell office:value-type="string">
            <text:p>keyword</text:p>
          </table:table-cell>
          <table:table-cell office:value-type="string">
            <text:p>synomes</text:p>
          </table:table-cell>
          <table:table-cell office:value-type="string">
            <text:p>anatomes</text:p>
          </table:table-cell>
          <table:table-cell office:value-type="string">
            <text:p>missSpel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Aback</text:p>
          </table:table-cell>
          <table:table-cell table:style-name="ce2" office:value-type="string">
            <text:p>Backwards, rearwards, aft, abaft, astern, behind, back.</text:p>
          </table:table-cell>
          <table:table-cell table:style-name="ce2" office:value-type="string">
            <text:p>Onwards, forwards, ahead, before, afront, beyond, afor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Abandon</text:p>
          </table:table-cell>
          <table:table-cell table:style-name="ce2" office:value-type="string">
            <text:p>Leave, forsake, desert, renounce, cease, relinquish,</text:p>
          </table:table-cell>
          <table:table-cell table:style-name="ce2" office:value-type="string">
            <text:p>Pursue, prosecute, undertake, seek, court, cherish, favor,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>
            <text:p>discontinue, castoff, resign, retire, quit, forego, forswear,</text:p>
          </table:table-cell>
          <table:table-cell table:style-name="ce2" office:value-type="string">
            <text:p>protect, claim, maintain, defend, advocate, retain, support, uphold,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>
            <text:p>depart from, vacate, surrender, abjure, repudiate</text:p>
          </table:table-cell>
          <table:table-cell table:style-name="ce2" office:value-type="string">
            <text:p>occupy, haunt, hold, assert, vindicate, keep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Abandoned</text:p>
          </table:table-cell>
          <table:table-cell table:style-name="ce2" office:value-type="string">
            <text:p>Profligate, wicked, vicious, unprincipled, reprobate,</text:p>
          </table:table-cell>
          <table:table-cell table:style-name="ce2" office:value-type="string">
            <text:p>Virtuous, conscientious, correct, upright, worthy, righteous,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>
            <text:p>incorrigible, sinful, graceless, demoralized, dissolute, depraved,</text:p>
          </table:table-cell>
          <table:table-cell table:style-name="ce2" office:value-type="string">
            <text:p>self-controlled, high-principled, steady, go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>
            <text:p>bad, licentious, corrup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Gigantic</text:p>
          </table:table-cell>
          <table:table-cell table:style-name="ce3" office:value-type="string">
            <text:p>Colossal, huge, enormous, herculean, giant, cyclopean, vast.</text:p>
          </table:table-cell>
          <table:table-cell table:style-name="ce3" office:value-type="string">
            <text:p>Puny, dwarfish, feeble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6/01/2018</text:date>, <text:time>06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8:11:22.33</meta:creation-date>
    <dc:date>2018-06-01T06:24:21.44</dc:date>
    <meta:editing-duration>PT57M34S</meta:editing-duration>
    <meta:editing-cycles>3</meta:editing-cycles>
    <meta:generator>OpenOffice.org/3.4$Win32 OpenOffice.org_project/340m1$Build-9590</meta:generator>
    <meta:document-statistic meta:table-count="3" meta:cell-count="28" meta:object-count="0"/>
  </office:meta>
</office:document-meta>
</file>